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style:style style:name="P1" style:parent-style-name="內文" style:master-page-name="MP0" style:family="paragraph">
      <style:paragraph-properties fo:widows="2" fo:orphans="2" fo:break-before="column" fo:text-align="center" fo:margin-top="0.0694in" fo:margin-bottom="0.0694in" style:line-height-at-least="0.25in" fo:background-color="#FFFFFF"/>
    </style:style>
    <style:style style:name="T2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3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4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/>
    </style:style>
    <style:style style:name="T5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ableColumn8" style:family="table-column">
      <style:table-column-properties style:column-width="0.3027in" style:use-optimal-column-width="false"/>
    </style:style>
    <style:style style:name="TableColumn9" style:family="table-column">
      <style:table-column-properties style:column-width="0.177in" style:use-optimal-column-width="false"/>
    </style:style>
    <style:style style:name="TableColumn10" style:family="table-column">
      <style:table-column-properties style:column-width="0.1027in" style:use-optimal-column-width="false"/>
    </style:style>
    <style:style style:name="TableColumn11" style:family="table-column">
      <style:table-column-properties style:column-width="0.875in" style:use-optimal-column-width="false"/>
    </style:style>
    <style:style style:name="TableColumn12" style:family="table-column">
      <style:table-column-properties style:column-width="1.5159in" style:use-optimal-column-width="false"/>
    </style:style>
    <style:style style:name="TableColumn13" style:family="table-column">
      <style:table-column-properties style:column-width="0.6041in" style:use-optimal-column-width="false"/>
    </style:style>
    <style:style style:name="TableColumn14" style:family="table-column">
      <style:table-column-properties style:column-width="0.6888in" style:use-optimal-column-width="false"/>
    </style:style>
    <style:style style:name="TableColumn15" style:family="table-column">
      <style:table-column-properties style:column-width="0.4451in" style:use-optimal-column-width="false"/>
    </style:style>
    <style:style style:name="TableColumn16" style:family="table-column">
      <style:table-column-properties style:column-width="0.1458in" style:use-optimal-column-width="false"/>
    </style:style>
    <style:style style:name="TableColumn17" style:family="table-column">
      <style:table-column-properties style:column-width="0.5902in" style:use-optimal-column-width="false"/>
    </style:style>
    <style:style style:name="TableColumn18" style:family="table-column">
      <style:table-column-properties style:column-width="0.5909in" style:use-optimal-column-width="false"/>
    </style:style>
    <style:style style:name="TableColumn19" style:family="table-column">
      <style:table-column-properties style:column-width="0.0437in" style:use-optimal-column-width="false"/>
    </style:style>
    <style:style style:name="TableColumn20" style:family="table-column">
      <style:table-column-properties style:column-width="0.2645in" style:use-optimal-column-width="false"/>
    </style:style>
    <style:style style:name="TableColumn21" style:family="table-column">
      <style:table-column-properties style:column-width="0.2819in" style:use-optimal-column-width="false"/>
    </style:style>
    <style:style style:name="TableColumn22" style:family="table-column">
      <style:table-column-properties style:column-width="0.6888in" style:use-optimal-column-width="false"/>
    </style:style>
    <style:style style:name="TableColumn23" style:family="table-column">
      <style:table-column-properties style:column-width="0.6895in" style:use-optimal-column-width="false"/>
    </style:style>
    <style:style style:name="TableColumn24" style:family="table-column">
      <style:table-column-properties style:column-width="0.1493in" style:use-optimal-column-width="false"/>
    </style:style>
    <style:style style:name="TableColumn25" style:family="table-column">
      <style:table-column-properties style:column-width="0.4409in" style:use-optimal-column-width="false"/>
    </style:style>
    <style:style style:name="TableColumn26" style:family="table-column">
      <style:table-column-properties style:column-width="0.5909in" style:use-optimal-column-width="false"/>
    </style:style>
    <style:style style:name="TableColumn27" style:family="table-column">
      <style:table-column-properties style:column-width="0.543in" style:use-optimal-column-width="false"/>
    </style:style>
    <style:style style:name="TableColumn28" style:family="table-column">
      <style:table-column-properties style:column-width="0.5395in" style:use-optimal-column-width="false"/>
    </style:style>
    <style:style style:name="Table7" style:family="table">
      <style:table-properties style:width="10.2715in" fo:margin-left="0in" table:align="center"/>
    </style:style>
    <style:style style:name="TableRow29" style:family="table-row">
      <style:table-row-properties style:min-row-height="0.2777in" style:use-optimal-row-height="false"/>
    </style:style>
    <style:style style:name="TableCell30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style:vertical-align="baseline" fo:margin-top="0.025in" fo:margin-bottom="0.025in" fo:line-height="150%" fo:margin-left="0.1013in" fo:margin-right="0.1916in">
        <style:tab-stops/>
      </style:paragraph-properties>
      <style:text-properties fo:hyphenate="false"/>
    </style:style>
    <style:style style:name="T32" style:parent-style-name="預設段落字型" style:family="text">
      <style:text-properties style:font-name="標楷體" style:font-name-asian="標楷體" style:font-name-complex="Times New Roman" fo:color="#000000" style:letter-kerning="false" style:font-size-complex="12pt"/>
    </style:style>
    <style:style style:name="T33" style:parent-style-name="預設段落字型" style:family="text">
      <style:text-properties style:font-name="標楷體" style:font-name-asian="標楷體" style:font-name-complex="Times New Roman" fo:color="#000000" style:letter-kerning="false" style:font-size-complex="12pt"/>
    </style:style>
    <style:style style:name="T34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ableCell3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style:vertical-align="baseline" fo:margin-top="0.025in" fo:margin-bottom="0.025in" fo:line-height="150%"/>
      <style:text-properties style:font-name="Times New Roman" style:font-name-asian="標楷體" style:font-name-complex="Times New Roman" fo:color="#FF0000" style:letter-kerning="true" style:font-size-complex="12pt" fo:hyphenate="false"/>
    </style:style>
    <style:style style:name="TableCell3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style:vertical-align="baseline" fo:margin-top="0.025in" fo:margin-bottom="0.025in" fo:line-height="150%" fo:margin-right="0.0201in" fo:text-indent="-0.0319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style:vertical-align="baseline" fo:margin-top="0.025in" fo:margin-bottom="0.025in" fo:line-height="150%"/>
      <style:text-properties style:font-name="Times New Roman" style:font-name-asian="標楷體" style:font-name-complex="Times New Roman" fo:color="#FF0000" style:letter-kerning="true" style:font-size-complex="12pt" fo:hyphenate="false"/>
    </style:style>
    <style:style style:name="TableCell4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 style:vertical-align="baseline" fo:margin-top="0.025in" fo:margin-bottom="0.025in" fo:line-height="150%" fo:margin-left="-0.0416in" fo:margin-right="0.0201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43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snap-to-layout-grid="false" style:vertical-align="baseline" fo:margin-top="0.025in" fo:margin-bottom="0.025in" fo:line-height="150%"/>
      <style:text-properties fo:hyphenate="false"/>
    </style:style>
    <style:style style:name="T45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ableRow46" style:family="table-row">
      <style:table-row-properties style:min-row-height="0.0486in" style:use-optimal-row-height="false"/>
    </style:style>
    <style:style style:name="TableCell4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text-align="center" style:vertical-align="baseline" fo:line-height="150%" fo:margin-left="-0.0486in" fo:margin-right="-0.075in" fo:text-indent="-0.0277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5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style:snap-to-layout-grid="false" fo:text-align="center" style:vertical-align="baseline" fo:margin-top="0.025in" fo:margin-bottom="0.025in" fo:line-height="150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53" style:family="table-row">
      <style:table-row-properties style:min-row-height="0.1166in" style:use-optimal-row-height="false"/>
    </style:style>
    <style:style style:name="P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style:font-size-complex="12pt" fo:hyphenate="false"/>
    </style:style>
    <style:style style:name="P55" style:parent-style-name="內文" style:family="paragraph">
      <style:paragraph-properties style:snap-to-layout-grid="false" style:vertical-align="baseline" fo:line-height="150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7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Cell7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7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fo:letter-spacing="-0.0069in" style:letter-kerning="true" style:font-size-complex="12pt" fo:hyphenate="false"/>
    </style:style>
    <style:style style:name="TableRow80" style:family="table-row">
      <style:table-row-properties style:min-row-height="0.0402in" style:use-optimal-row-height="false"/>
    </style:style>
    <style:style style:name="TableCell8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style:vertical-align="baseline" fo:line-height="115%" fo:margin-right="-0.075in" fo:text-inden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0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11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111" style:family="table-row">
      <style:table-row-properties style:min-row-height="0.0402in" style:use-optimal-row-height="false"/>
    </style:style>
    <style:style style:name="TableCell1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11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 style:vertical-align="baseline" fo:line-height="115%" fo:margin-right="-0.075in" fo:text-inden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3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14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141" style:family="table-row">
      <style:table-row-properties style:min-row-height="0.0402in" style:use-optimal-row-height="false"/>
    </style:style>
    <style:style style:name="TableCell14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14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style:vertical-align="baseline" fo:line-height="115%" fo:margin-right="-0.075in" fo:text-inden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6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17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171" style:family="table-row">
      <style:table-row-properties style:min-row-height="0.0402in" style:use-optimal-row-height="false"/>
    </style:style>
    <style:style style:name="TableCell1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17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style:vertical-align="baseline" fo:line-height="115%" fo:margin-left="-0.075in" fo:margin-right="-0.075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9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19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20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201" style:family="table-row">
      <style:table-row-properties style:min-row-height="0.125in" style:use-optimal-row-height="false"/>
    </style:style>
    <style:style style:name="TableCell20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20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style:vertical-align="baseline" fo:line-height="115%" fo:margin-right="-0.075in" fo:text-inden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2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23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231" style:family="table-row">
      <style:table-row-properties style:min-row-height="0.384in" style:use-optimal-row-height="false"/>
    </style:style>
    <style:style style:name="TableCell2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23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style:vertical-align="baseline" fo:line-height="115%" fo:margin-right="-0.075in" fo:text-inden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5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5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26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261" style:family="table-row">
      <style:table-row-properties style:min-row-height="0.125in" style:use-optimal-row-height="false"/>
    </style:style>
    <style:style style:name="TableCell26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26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style:vertical-align="baseline" fo:line-height="115%" fo:margin-left="-0.0041in" fo:margin-right="-0.075in" fo:text-indent="-0.0708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8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8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29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291" style:family="table-row">
      <style:table-row-properties style:min-row-height="0.125in" style:use-optimal-row-height="false"/>
    </style:style>
    <style:style style:name="TableCell29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294" style:parent-style-name="內文" style:family="paragraph">
      <style:paragraph-properties style:snap-to-layout-grid="false" style:vertical-align="baseline" fo:line-height="115%" fo:margin-righ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style:vertical-align="baseline" fo:line-height="115%" fo:margin-right="-0.075in" fo:text-indent="-0.075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1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1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320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321" style:family="table-row">
      <style:table-row-properties style:min-row-height="0.2597in" style:use-optimal-row-height="false"/>
    </style:style>
    <style:style style:name="TableCell32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vertical-align="baseline" fo:margin-top="0.0833in" fo:margin-bottom="0.08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4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5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347" style:parent-style-name="內文" style:family="paragraph">
      <style:paragraph-properties fo:text-align="center" style:vertical-align="baseline" fo:margin-top="0.0416in" fo:margin-bottom="0.0416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348" style:family="table-row">
      <style:table-row-properties style:min-row-height="0.2in" style:use-optimal-row-height="false"/>
    </style:style>
    <style:style style:name="TableCell34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7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069in" fo:padding-bottom="0in" fo:padding-right="0.0069in"/>
    </style:style>
    <style:style style:name="P374" style:parent-style-name="內文" style:family="paragraph">
      <style:paragraph-properties style:snap-to-layout-grid="false" fo:text-align="center" style:vertical-align="baseline" fo:margin-top="0.0333in" fo:margin-bottom="0.0333in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Row375" style:family="table-row">
      <style:table-row-properties style:min-row-height="0.6118in" style:use-optimal-row-height="false"/>
    </style:style>
    <style:style style:name="TableCell376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37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style:vertical-align="baseline" fo:line-height="115%" fo:margin-left="0.0937in" fo:text-indent="-0.0937in">
        <style:tab-stops/>
      </style:paragraph-properties>
      <style:text-properties fo:hyphenate="false"/>
    </style:style>
    <style:style style:name="T380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81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82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83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8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2pt" style:text-underline-type="single" style:text-underline-style="solid" style:text-underline-width="auto" style:text-underline-mode="continuous"/>
    </style:style>
    <style:style style:name="T38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2pt" style:text-underline-type="single" style:text-underline-style="solid" style:text-underline-width="auto" style:text-underline-mode="continuous"/>
    </style:style>
    <style:style style:name="T38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2pt" style:text-underline-type="single" style:text-underline-style="solid" style:text-underline-width="auto" style:text-underline-mode="continuous"/>
    </style:style>
    <style:style style:name="T38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2pt" style:text-underline-type="single" style:text-underline-style="solid" style:text-underline-width="auto" style:text-underline-mode="continuous"/>
    </style:style>
    <style:style style:name="T38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2pt" style:text-underline-type="single" style:text-underline-style="solid" style:text-underline-width="auto" style:text-underline-mode="continuous"/>
    </style:style>
    <style:style style:name="T389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P390" style:parent-style-name="內文" style:family="paragraph">
      <style:paragraph-properties style:snap-to-layout-grid="false" style:vertical-align="baseline" fo:line-height="115%" fo:margin-left="0.0937in" fo:text-indent="-0.0937in">
        <style:tab-stops/>
      </style:paragraph-properties>
      <style:text-properties fo:hyphenate="false"/>
    </style:style>
    <style:style style:name="T391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92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93" style:parent-style-name="預設段落字型" style:family="text">
      <style:text-properties style:font-name="標楷體" style:font-name-asian="標楷體" style:font-name-complex="Times New Roman" style:letter-kerning="true" style:font-size-complex="12pt"/>
    </style:style>
    <style:style style:name="T394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95" style:parent-style-name="預設段落字型" style:family="text">
      <style:text-properties style:font-name="標楷體" style:font-name-asian="標楷體" style:font-name-complex="Times New Roman" style:letter-kerning="true" style:font-size-complex="12pt"/>
    </style:style>
    <style:style style:name="T396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97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98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399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00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01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0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2pt"/>
    </style:style>
    <style:style style:name="T403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P404" style:parent-style-name="內文" style:family="paragraph">
      <style:paragraph-properties style:snap-to-layout-grid="false" style:vertical-align="baseline" fo:line-height="115%" fo:margin-left="0.0937in" fo:text-indent="-0.0937in">
        <style:tab-stops/>
      </style:paragraph-properties>
      <style:text-properties fo:hyphenate="false"/>
    </style:style>
    <style:style style:name="T405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06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40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2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 style:vertical-align="baseline" fo:line-height="115%" fo:margin-left="-0.0736in" fo:margin-right="-0.0152in" fo:text-indent="0.016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41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style:vertical-align="baseline" fo:line-height="115%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Row412" style:family="table-row">
      <style:table-row-properties style:min-row-height="0.6784in" style:use-optimal-row-height="false"/>
    </style:style>
    <style:style style:name="P413" style:parent-style-name="內文" style:family="paragraph">
      <style:paragraph-properties style:snap-to-layout-grid="false" fo:text-align="center" style:vertical-align="baseline" fo:line-height="115%"/>
      <style:text-properties style:font-name="Times New Roman" style:font-name-asian="標楷體" style:font-name-complex="Times New Roman" style:letter-kerning="true" style:font-size-complex="12pt" fo:hyphenate="false"/>
    </style:style>
    <style:style style:name="P414" style:parent-style-name="內文" style:family="paragraph">
      <style:paragraph-properties style:snap-to-layout-grid="false" style:vertical-align="baseline" fo:line-height="115%" fo:margin-left="0.0937in" fo:text-indent="-0.0937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41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 style:vertical-align="baseline" fo:line-height="115%" fo:margin-left="-0.0736in" fo:margin-right="-0.0152in" fo:text-indent="0.016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41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style:vertical-align="baseline" fo:line-height="115%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P419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420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421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422" style:parent-style-name="預設段落字型" style:family="text">
      <style:text-properties style:font-name="標楷體" style:font-name-asian="標楷體" style:font-name-complex="Times New Roman" fo:color="#000000" style:letter-kerning="false" fo:font-size="13.5pt" style:font-size-asian="13.5pt" style:font-size-complex="13.5pt"/>
    </style:style>
    <style:style style:name="T423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大學</text:span><text:span text:style-name="T3">　</text:span><text:span text:style-name="T4">固定式起重機 <text:s/></text:span><text:span text:style-name="T5">每月</text:span><text:span text:style-name="T6">定期檢點記錄表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4">
            <text:p text:style-name="P31"><text:span text:style-name="T32"><text:s/></text:span><text:span text:style-name="T33"><text:s text:c="2"/></text:span><text:span text:style-name="T34">負責單位</text:span></text:p>
          </table:table-cell>
          <table:covered-table-cell/>
          <table:covered-table-cell/>
          <table:covered-table-cell/>
          <table:table-cell table:style-name="TableCell35">
            <text:p text:style-name="P36">○○系</text:p>
          </table:table-cell>
          <table:table-cell table:style-name="TableCell37" table:number-columns-spanned="3">
            <text:p text:style-name="P38">實驗場所名稱(編號)</text:p>
          </table:table-cell>
          <table:covered-table-cell/>
          <table:covered-table-cell/>
          <table:table-cell table:style-name="TableCell39" table:number-columns-spanned="5">
            <text:p text:style-name="P40">○○實驗室(編號)</text:p>
          </table:table-cell>
          <table:covered-table-cell/>
          <table:covered-table-cell/>
          <table:covered-table-cell/>
          <table:covered-table-cell/>
          <table:table-cell table:style-name="TableCell41" table:number-columns-spanned="5">
            <text:p text:style-name="P42">型號</text:p>
          </table:table-cell>
          <table:covered-table-cell/>
          <table:covered-table-cell/>
          <table:covered-table-cell/>
          <table:covered-table-cell/>
          <table:table-cell table:style-name="TableCell43" table:number-columns-spanned="3">
            <text:p text:style-name="P44"><text:span text:style-name="T45"></text:span></text:p>
          </table:table-cell>
          <table:covered-table-cell/>
          <table:covered-table-cell/>
        </table:table-row>
        <table:table-row table:style-name="TableRow46">
          <table:table-cell table:style-name="TableCell47" table:number-rows-spanned="2">
            <text:p text:style-name="P48">項次</text:p>
          </table:table-cell>
          <table:table-cell table:style-name="TableCell49" table:number-columns-spanned="4" table:number-rows-spanned="2">
            <text:p text:style-name="P50">檢<text:s/>點<text:s/>項<text:s/>目</text:p>
          </table:table-cell>
          <table:covered-table-cell/>
          <table:covered-table-cell/>
          <table:covered-table-cell/>
          <table:table-cell table:style-name="TableCell51" table:number-columns-spanned="16">
            <text:p text:style-name="P52">檢查結果( <text:s text:c="2"/>年<text:s text:c="3"/>月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covered-table-cell/>
          <table:covered-table-cell/>
          <table:covered-table-cell/>
          <table:table-cell table:style-name="TableCell56">
            <text:p text:style-name="P57">1月</text:p>
          </table:table-cell>
          <table:table-cell table:style-name="TableCell58">
            <text:p text:style-name="P59">2月</text:p>
          </table:table-cell>
          <table:table-cell table:style-name="TableCell60" table:number-columns-spanned="2">
            <text:p text:style-name="P61">3月</text:p>
          </table:table-cell>
          <table:covered-table-cell/>
          <table:table-cell table:style-name="TableCell62">
            <text:p text:style-name="P63">4月</text:p>
          </table:table-cell>
          <table:table-cell table:style-name="TableCell64">
            <text:p text:style-name="P65">5月</text:p>
          </table:table-cell>
          <table:table-cell table:style-name="TableCell66" table:number-columns-spanned="3">
            <text:p text:style-name="P67">6月</text:p>
          </table:table-cell>
          <table:covered-table-cell/>
          <table:covered-table-cell/>
          <table:table-cell table:style-name="TableCell68">
            <text:p text:style-name="P69">7月</text:p>
          </table:table-cell>
          <table:table-cell table:style-name="TableCell70">
            <text:p text:style-name="P71">8月</text:p>
          </table:table-cell>
          <table:table-cell table:style-name="TableCell72" table:number-columns-spanned="2">
            <text:p text:style-name="P73">9月</text:p>
          </table:table-cell>
          <table:covered-table-cell/>
          <table:table-cell table:style-name="TableCell74">
            <text:p text:style-name="P75">10月</text:p>
          </table:table-cell>
          <table:table-cell table:style-name="TableCell76">
            <text:p text:style-name="P77">11月</text:p>
          </table:table-cell>
          <table:table-cell table:style-name="TableCell78">
            <text:p text:style-name="P79">12月</text:p>
          </table:table-cell>
        </table:table-row>
        <table:table-row table:style-name="TableRow80">
          <table:table-cell table:style-name="TableCell81">
            <text:p text:style-name="P82">1</text:p>
          </table:table-cell>
          <table:table-cell table:style-name="TableCell83" table:number-columns-spanned="2" table:number-rows-spanned="8">
            <text:p text:style-name="P84">使用重點</text:p>
          </table:table-cell>
          <table:covered-table-cell/>
          <table:table-cell table:style-name="TableCell85" table:number-columns-spanned="2">
            <text:p text:style-name="P86">過捲預防裝置是否正常</text:p>
          </table:table-cell>
          <table:covered-table-cell/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 table:number-columns-spanned="2">
            <text:p text:style-name="P92"/>
          </table:table-cell>
          <table:covered-table-cell/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 table:number-columns-spanned="3">
            <text:p text:style-name="P98"/>
          </table:table-cell>
          <table:covered-table-cell/>
          <table:covered-table-cell/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 table:number-columns-spanned="2">
            <text:p text:style-name="P104"/>
          </table:table-cell>
          <table:covered-table-cell/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2</text:p>
          </table:table-cell>
          <table:covered-table-cell>
            <text:p text:style-name="P114"/>
          </table:covered-table-cell>
          <table:covered-table-cell/>
          <table:table-cell table:style-name="TableCell115" table:number-columns-spanned="2">
            <text:p text:style-name="P116">煞車器、離合器是否正常</text:p>
          </table:table-cell>
          <table:covered-table-cell/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 table:number-columns-spanned="2">
            <text:p text:style-name="P122"/>
          </table:table-cell>
          <table:covered-table-cell/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 table:number-columns-spanned="3">
            <text:p text:style-name="P128"/>
          </table:table-cell>
          <table:covered-table-cell/>
          <table:covered-table-cell/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 table:number-columns-spanned="2">
            <text:p text:style-name="P134"/>
          </table:table-cell>
          <table:covered-table-cell/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3</text:p>
          </table:table-cell>
          <table:covered-table-cell>
            <text:p text:style-name="P144"/>
          </table:covered-table-cell>
          <table:covered-table-cell/>
          <table:table-cell table:style-name="TableCell145" table:number-columns-spanned="2">
            <text:p text:style-name="P146">控制裝置之性能是否正常</text:p>
          </table:table-cell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 table:number-columns-spanned="3">
            <text:p text:style-name="P158"/>
          </table:table-cell>
          <table:covered-table-cell/>
          <table:covered-table-cell/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 table:number-columns-spanned="2">
            <text:p text:style-name="P164"/>
          </table:table-cell>
          <table:covered-table-cell/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4</text:p>
          </table:table-cell>
          <table:covered-table-cell>
            <text:p text:style-name="P174"/>
          </table:covered-table-cell>
          <table:covered-table-cell/>
          <table:table-cell table:style-name="TableCell175" table:number-columns-spanned="2">
            <text:p text:style-name="P176">架軌上及吊運車橫行之導軌是否正常</text:p>
          </table:table-cell>
          <table:covered-table-cell/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 table:number-columns-spanned="2">
            <text:p text:style-name="P182"/>
          </table:table-cell>
          <table:covered-table-cell/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 table:number-columns-spanned="3">
            <text:p text:style-name="P188"/>
          </table:table-cell>
          <table:covered-table-cell/>
          <table:covered-table-cell/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 table:number-columns-spanned="2">
            <text:p text:style-name="P194"/>
          </table:table-cell>
          <table:covered-table-cell/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5</text:p>
          </table:table-cell>
          <table:covered-table-cell>
            <text:p text:style-name="P204"/>
          </table:covered-table-cell>
          <table:covered-table-cell/>
          <table:table-cell table:style-name="TableCell205" table:number-columns-spanned="2">
            <text:p text:style-name="P206">鋼纜運行狀況是否正常</text:p>
          </table:table-cell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 table:number-columns-spanned="2">
            <text:p text:style-name="P212"/>
          </table:table-cell>
          <table:covered-table-cell/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 table:number-columns-spanned="3">
            <text:p text:style-name="P218"/>
          </table:table-cell>
          <table:covered-table-cell/>
          <table:covered-table-cell/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6</text:p>
          </table:table-cell>
          <table:covered-table-cell>
            <text:p text:style-name="P234"/>
          </table:covered-table-cell>
          <table:covered-table-cell/>
          <table:table-cell table:style-name="TableCell235" table:number-columns-spanned="2">
            <text:p text:style-name="P236">過負荷預防裝置</text:p>
          </table:table-cell>
          <table:covered-table-cell/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 table:number-columns-spanned="3">
            <text:p text:style-name="P248"/>
          </table:table-cell>
          <table:covered-table-cell/>
          <table:covered-table-cell/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 table:number-columns-spanned="2">
            <text:p text:style-name="P254"/>
          </table:table-cell>
          <table:covered-table-cell/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7</text:p>
          </table:table-cell>
          <table:covered-table-cell>
            <text:p text:style-name="P264"/>
          </table:covered-table-cell>
          <table:covered-table-cell/>
          <table:table-cell table:style-name="TableCell265" table:number-columns-spanned="2">
            <text:p text:style-name="P266">吊具(無顯著之變形、裂痕)</text:p>
          </table:table-cell>
          <table:covered-table-cell/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 table:number-columns-spanned="2">
            <text:p text:style-name="P272"/>
          </table:table-cell>
          <table:covered-table-cell/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 table:number-columns-spanned="3">
            <text:p text:style-name="P278"/>
          </table:table-cell>
          <table:covered-table-cell/>
          <table:covered-table-cell/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 table:number-columns-spanned="2">
            <text:p text:style-name="P284"/>
          </table:table-cell>
          <table:covered-table-cell/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8</text:p>
          </table:table-cell>
          <table:covered-table-cell>
            <text:p text:style-name="P294"/>
          </table:covered-table-cell>
          <table:covered-table-cell/>
          <table:table-cell table:style-name="TableCell295" table:number-columns-spanned="2">
            <text:p text:style-name="P296">操作開關(操作開關或控制器作動狀況正常，作動方向正確_</text:p>
          </table:table-cell>
          <table:covered-table-cell/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 table:number-columns-spanned="2">
            <text:p text:style-name="P302"/>
          </table:table-cell>
          <table:covered-table-cell/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 table:number-columns-spanned="3">
            <text:p text:style-name="P308"/>
          </table:table-cell>
          <table:covered-table-cell/>
          <table:covered-table-cell/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 table:number-columns-spanned="2">
            <text:p text:style-name="P314"/>
          </table:table-cell>
          <table:covered-table-cell/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 table:number-columns-spanned="5">
            <text:p text:style-name="P323">狀況及處理情形</text:p>
          </table:table-cell>
          <table:covered-table-cell/>
          <table:covered-table-cell/>
          <table:covered-table-cell/>
          <table:covered-table-cell/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 table:number-columns-spanned="2">
            <text:p text:style-name="P329"/>
          </table:table-cell>
          <table:covered-table-cell/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 table:number-columns-spanned="3">
            <text:p text:style-name="P335"/>
          </table:table-cell>
          <table:covered-table-cell/>
          <table:covered-table-cell/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 table:number-columns-spanned="2">
            <text:p text:style-name="P341"/>
          </table:table-cell>
          <table:covered-table-cell/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 table:number-columns-spanned="5">
            <text:p text:style-name="P350">檢查人員</text:p>
          </table:table-cell>
          <table:covered-table-cell/>
          <table:covered-table-cell/>
          <table:covered-table-cell/>
          <table:covered-table-cell/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 table:number-columns-spanned="2">
            <text:p text:style-name="P356"/>
          </table:table-cell>
          <table:covered-table-cell/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 table:number-columns-spanned="3">
            <text:p text:style-name="P362"/>
          </table:table-cell>
          <table:covered-table-cell/>
          <table:covered-table-cell/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 table:number-columns-spanned="2">
            <text:p text:style-name="P368"/>
          </table:table-cell>
          <table:covered-table-cell/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 table:number-columns-spanned="2" table:number-rows-spanned="2">
            <text:p text:style-name="P377">注意事項</text:p>
          </table:table-cell>
          <table:covered-table-cell/>
          <table:table-cell table:style-name="TableCell378" table:number-columns-spanned="10" table:number-rows-spanned="2">
            <text:p text:style-name="P379"><text:span text:style-name="T380">1.</text:span><text:span text:style-name="T381">依職業安全衛生管理辦法第</text:span><text:span text:style-name="T382">19</text:span><text:span text:style-name="T383">條實施，檢查週期：操作人員</text:span><text:span text:style-name="T384">每</text:span><text:span text:style-name="T385">月定期</text:span><text:span text:style-name="T386">檢點</text:span><text:span text:style-name="T387">1</text:span><text:span text:style-name="T388">次</text:span><text:span text:style-name="T389">。</text:span></text:p>
            <text:p text:style-name="P390"><text:span text:style-name="T391">2.</text:span><text:span text:style-name="T392">檢點結果應詳實紀錄，檢點結果正常打</text:span><text:span text:style-name="T393">ˇ</text:span><text:span text:style-name="T394">，異常打</text:span><text:span text:style-name="T395">x</text:span><text:span text:style-name="T396">，無此項目打</text:span><text:span text:style-name="T397">(</text:span><text:span text:style-name="T398">＊或／</text:span><text:span text:style-name="T399">)</text:span><text:span text:style-name="T400">，異常時</text:span><text:span text:style-name="T401">，請</text:span><text:span text:style-name="T402">立即報修</text:span><text:span text:style-name="T403">；無異常時，於年底送工作場所負責人簽章即可。</text:span></text:p>
            <text:p text:style-name="P404"><text:span text:style-name="T405">3.</text:span><text:span text:style-name="T406">本表單</text:span><text:span text:style-name="T407">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8" table:number-columns-spanned="5">
            <text:p text:style-name="P409">單位承辦人</text:p>
          </table:table-cell>
          <table:covered-table-cell/>
          <table:covered-table-cell/>
          <table:covered-table-cell/>
          <table:covered-table-cell/>
          <table:table-cell table:style-name="TableCell410" table:number-columns-spanned="4">
            <text:p text:style-name="P411"/>
          </table:table-cell>
          <table:covered-table-cell/>
          <table:covered-table-cell/>
          <table:covered-table-cell/>
        </table:table-row>
        <table:table-row table:style-name="TableRow412">
          <table:covered-table-cell>
            <text:p text:style-name="P413"/>
          </table:covered-table-cell>
          <table:covered-table-cell/>
          <table:covered-table-cell>
            <text:p text:style-name="P41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5" table:number-columns-spanned="5">
            <text:p text:style-name="P416">工作場所負責人(單位主管)</text:p>
          </table:table-cell>
          <table:covered-table-cell/>
          <table:covered-table-cell/>
          <table:covered-table-cell/>
          <table:covered-table-cell/>
          <table:table-cell table:style-name="TableCell417" table:number-columns-spanned="4">
            <text:p text:style-name="P418"/>
          </table:table-cell>
          <table:covered-table-cell/>
          <table:covered-table-cell/>
          <table:covered-table-cell/>
        </table:table-row>
      </table:table>
      <text:p text:style-name="P419"><text:span text:style-name="T420"><text:s text:c="6"/></text:span><text:span text:style-name="T421"><text:s text:c="50"/></text:span><text:span text:style-name="T422"><text:s text:c="15"/></text:span><text:span text:style-name="T423"><text:s text:c="18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grame" style:display-name="gram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51:00Z</meta:creation-date>
    <dc:date>2018-04-23T09:51:00Z</dc:date>
    <meta:print-date>2018-03-20T05:1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0" meta:character-count="669" meta:row-count="4" meta:non-whitespace-character-count="570"/>
  </office:meta>
</office:document-meta>
</file>